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3.33cm"/>
    </style:style>
    <style:style style:name="Tabela1.B" style:family="table-column">
      <style:table-column-properties style:column-width="13.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3ad7" officeooo:paragraph-rsid="00163ad7"/>
    </style:style>
    <style:style style:name="P2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3" style:family="paragraph" style:parent-style-name="Table_20_Contents">
      <style:text-properties officeooo:rsid="00163ad7" officeooo:paragraph-rsid="00163ad7"/>
    </style:style>
    <style:style style:name="P4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5" style:family="paragraph" style:parent-style-name="Table_20_Contents">
      <style:text-properties fo:font-weight="bold" officeooo:rsid="0019082b" officeooo:paragraph-rsid="0019082b" style:font-weight-asian="bold" style:font-weight-complex="bold"/>
    </style:style>
    <style:style style:name="P6" style:family="paragraph" style:parent-style-name="Heading_20_1">
      <style:paragraph-properties fo:break-before="page"/>
      <style:text-properties officeooo:paragraph-rsid="0019758d"/>
    </style:style>
    <style:style style:name="P7" style:family="paragraph" style:parent-style-name="Text_20_body">
      <style:text-properties officeooo:rsid="00163ad7" officeooo:paragraph-rsid="00163ad7"/>
    </style:style>
    <style:style style:name="P8" style:family="paragraph" style:parent-style-name="Text_20_body">
      <style:text-properties officeooo:rsid="00163ad7" officeooo:paragraph-rsid="001b1880"/>
    </style:style>
    <style:style style:name="P9" style:family="paragraph" style:parent-style-name="Text_20_body">
      <style:text-properties fo:font-weight="bold" officeooo:rsid="001b1880" officeooo:paragraph-rsid="001b1880" style:font-weight-asian="bold" style:font-weight-complex="bold"/>
    </style:style>
    <style:style style:name="T1" style:family="text">
      <style:text-properties officeooo:rsid="0017908d"/>
    </style:style>
    <style:style style:name="T2" style:family="text">
      <style:text-properties officeooo:rsid="00191a88"/>
    </style:style>
    <style:style style:name="T3" style:family="text">
      <style:text-properties style:font-name="Liberation Sans" fo:font-size="18.2000007629395pt" fo:font-weight="bold" officeooo:rsid="00191a88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9758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1a2f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mputerowe wsparcie projektowania leków, rok. Akad. 20<text:span text:style-name="T2">21</text:span>/<text:span text:style-name="T1">2</text:span><text:span text:style-name="T2">2</text:span>. Sprawdzian 1</text:p>
      <table:table table:name="Tabela1" table:style-name="Tabela1">
        <table:table-column table:style-name="Tabela1.A"/>
        <table:table-column table:style-name="Tabela1.B"/>
        <table:table-row table:style-name="TableLine94634875296512">
          <table:table-cell table:style-name="Tabela1.A1" office:value-type="string">
            <text:p text:style-name="P5">Nr albumu</text:p>
          </table:table-cell>
          <table:table-cell table:style-name="Tabela1.B1" office:value-type="string">
            <text:p text:style-name="Table_20_Contents"/>
          </table:table-cell>
        </table:table-row>
        <table:table-row table:style-name="TableLine94634876668544">
          <table:table-cell table:style-name="Tabela1.A2" office:value-type="string">
            <text:p text:style-name="P4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 table:style-name="TableLine94634876699824">
          <table:table-cell table:style-name="Tabela1.A2" office:value-type="string">
            <text:p text:style-name="P4">Grupa (pytania)</text:p>
          </table:table-cell>
          <table:table-cell table:style-name="Tabela1.B2" office:value-type="string">
            <text:p text:style-name="P3">20<text:span text:style-name="T2">21</text:span><text:span text:style-name="T1"> </text:span><text:span text:style-name="T5">A / B / C (niepotrzebne skasować)</text:span></text:p>
          </table:table-cell>
        </table:table-row>
        <table:table-row table:style-name="TableLine94634876700480">
          <table:table-cell table:style-name="Tabela1.A2" office:value-type="string">
            <text:p text:style-name="P4">SMILES</text:p>
          </table:table-cell>
          <table:table-cell table:style-name="Tabela1.B2" office:value-type="string">
            <text:p text:style-name="P3"/>
          </table:table-cell>
        </table:table-row>
      </table:table>
      <text:p text:style-name="Standard"/>
      <text:p text:style-name="Standard"/>
      <text:h text:style-name="Heading_20_1" text:outline-level="1"><text:span text:style-name="T3">Zadanie</text:span> 1</text:h>
      <text:p text:style-name="P1"/>
      <text:p text:style-name="P9">Pytanie 1.</text:p>
      <text:p text:style-name="P1">Odpowied<text:span text:style-name="T2">zi …</text:span></text:p>
      <text:p text:style-name="P1"/>
      <text:p text:style-name="P9">Pytanie 2.</text:p>
      <text:p text:style-name="P8">Odpowied<text:span text:style-name="T2">zi …</text:span></text:p>
      <text:p text:style-name="P8"/>
      <text:p text:style-name="P9">Pytanie 3.</text:p>
      <text:p text:style-name="P8">Odpowied<text:span text:style-name="T2">zi …</text:span></text:p>
      <text:p text:style-name="P8"/>
      <text:p text:style-name="P9">Pytanie 4.</text:p>
      <text:p text:style-name="P8">Odpowied<text:span text:style-name="T2">zi …</text:span></text:p>
      <text:p text:style-name="P8"/>
      <text:p text:style-name="P9">Pytanie 5.</text:p>
      <text:p text:style-name="P8">Odpowied<text:span text:style-name="T2">zi ...</text:span></text:p>
      <text:h text:style-name="P6" text:outline-level="1"><text:span text:style-name="T3">Zadanie </text:span><text:span text:style-name="T4">2</text:span></text:h>
      <text:p text:style-name="P1">Odpowiedź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3T16:51:47.018741660</meta:creation-date>
    <dc:date>2021-11-09T17:36:50.965624815</dc:date>
    <meta:editing-duration>PT7M</meta:editing-duration>
    <meta:editing-cycles>7</meta:editing-cycles>
    <meta:generator>LibreOffice/7.1.6.2$Linux_X86_64 LibreOffice_project/10$Build-2</meta:generator>
    <meta:document-statistic meta:table-count="1" meta:image-count="0" meta:object-count="0" meta:page-count="2" meta:paragraph-count="19" meta:word-count="49" meta:character-count="298" meta:non-whitespace-character-count="268"/>
  </office:meta>
</office:document-meta>
</file>